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P1" style:family="paragraph" style:parent-style-name="Standard">
      <style:text-properties officeooo:rsid="00198d35" officeooo:paragraph-rsid="00198d35"/>
    </style:style>
    <style:style style:name="P2" style:family="paragraph" style:parent-style-name="Standard">
      <style:text-properties officeooo:rsid="00198d35" officeooo:paragraph-rsid="001ed1d3"/>
    </style:style>
    <style:style style:name="P3" style:family="paragraph" style:parent-style-name="Standard">
      <style:text-properties fo:font-weight="bold" officeooo:rsid="00198d35" officeooo:paragraph-rsid="00198d35" style:font-weight-asian="bold" style:font-weight-complex="bold"/>
    </style:style>
    <style:style style:name="P4" style:family="paragraph" style:parent-style-name="Standard">
      <style:text-properties fo:font-weight="bold" officeooo:rsid="00198d35" officeooo:paragraph-rsid="001e3866" style:font-weight-asian="bold" style:font-weight-complex="bold"/>
    </style:style>
    <style:style style:name="P5" style:family="paragraph" style:parent-style-name="Standard">
      <style:text-properties fo:font-weight="bold" officeooo:rsid="001e3866" officeooo:paragraph-rsid="00198d35" style:font-weight-asian="bold" style:font-weight-complex="bold"/>
    </style:style>
    <style:style style:name="P6" style:family="paragraph" style:parent-style-name="Standard">
      <style:text-properties fo:font-weight="bold" officeooo:rsid="001ed1d3" officeooo:paragraph-rsid="001ed1d3" style:font-weight-asian="bold" style:font-weight-complex="bold"/>
    </style:style>
    <style:style style:name="P7" style:family="paragraph" style:parent-style-name="Standard">
      <style:text-properties officeooo:rsid="001afcc1" officeooo:paragraph-rsid="001afcc1"/>
    </style:style>
    <style:style style:name="P8" style:family="paragraph" style:parent-style-name="Standard">
      <style:text-properties fo:font-weight="normal" officeooo:rsid="00198d35" officeooo:paragraph-rsid="00198d35" style:font-weight-asian="normal" style:font-weight-complex="normal"/>
    </style:style>
    <style:style style:name="P9" style:family="paragraph" style:parent-style-name="Standard">
      <style:text-properties fo:font-weight="normal" officeooo:rsid="001e3866" officeooo:paragraph-rsid="001e3866" style:font-weight-asian="normal" style:font-weight-complex="normal"/>
    </style:style>
    <style:style style:name="P10" style:family="paragraph" style:parent-style-name="Standard">
      <style:text-properties fo:font-weight="normal" officeooo:rsid="001ed1d3" officeooo:paragraph-rsid="001ed1d3" style:font-weight-asian="normal" style:font-weight-complex="normal"/>
    </style:style>
    <style:style style:name="P11" style:family="paragraph" style:parent-style-name="Standard">
      <style:text-properties officeooo:rsid="001e3866" officeooo:paragraph-rsid="001e3866"/>
    </style:style>
    <style:style style:name="P12" style:family="paragraph" style:parent-style-name="Standard">
      <style:text-properties officeooo:rsid="001ed1d3" officeooo:paragraph-rsid="001ed1d3"/>
    </style:style>
    <style:style style:name="P13" style:family="paragraph" style:parent-style-name="Standard">
      <style:text-properties officeooo:rsid="00200066" officeooo:paragraph-rsid="00200066"/>
    </style:style>
    <style:style style:name="P14" style:family="paragraph" style:parent-style-name="Standard" style:list-style-name="L1">
      <style:text-properties officeooo:paragraph-rsid="00182d7d"/>
    </style:style>
    <style:style style:name="P15" style:family="paragraph" style:parent-style-name="Standard" style:list-style-name="L2">
      <style:text-properties officeooo:rsid="00198d35" officeooo:paragraph-rsid="00198d35"/>
    </style:style>
    <style:style style:name="P16" style:family="paragraph" style:parent-style-name="Standard" style:list-style-name="L2">
      <style:text-properties officeooo:rsid="0019cbf1" officeooo:paragraph-rsid="0019cbf1"/>
    </style:style>
    <style:style style:name="P17" style:family="paragraph" style:parent-style-name="Standard" style:list-style-name="L2">
      <style:text-properties officeooo:rsid="00200066" officeooo:paragraph-rsid="00200066"/>
    </style:style>
    <style:style style:name="P18" style:family="paragraph" style:parent-style-name="Standard" style:list-style-name="L2">
      <style:text-properties officeooo:rsid="00200066" officeooo:paragraph-rsid="002136b0"/>
    </style:style>
    <style:style style:name="T1" style:family="text">
      <style:text-properties officeooo:rsid="00182d7d"/>
    </style:style>
    <style:style style:name="T2" style:family="text">
      <style:text-properties officeooo:rsid="00198d35"/>
    </style:style>
    <style:style style:name="T3" style:family="text">
      <style:text-properties officeooo:rsid="001afcc1"/>
    </style:style>
    <style:style style:name="T4" style:family="text">
      <style:text-properties officeooo:rsid="001e3866"/>
    </style:style>
    <style:style style:name="T5" style:family="text">
      <style:text-properties officeooo:rsid="001ed1d3"/>
    </style:style>
    <style:style style:name="T6" style:family="text">
      <style:text-properties officeooo:rsid="0020133c"/>
    </style:style>
    <style:style style:name="T7" style:family="text">
      <style:text-properties officeooo:rsid="002136b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06613119" text:style-name="L1">
        <text:list-item>
          <text:p text:style-name="P14"><text:span text:style-name="T1">Test </text:span><text:span text:style-name="T2">script : test.sh</text:span></text:p>
        </text:list-item>
      </text:list>
      <text:list xml:id="list1146295592" text:style-name="L2">
        <text:list-item>
          <text:p text:style-name="P15">Test log files are placed in test_log folder in the source code</text:p>
        </text:list-item>
        <text:list-item>
          <text:p text:style-name="P16">time command of linux is used to calculate the performance</text:p>
        </text:list-item>
        <text:list-item>
          <text:p text:style-name="P16">Buffer size is set to a maximum of 4096 bytes for every read / write</text:p>
        </text:list-item>
        <text:list-item>
          <text:p text:style-name="P17">Every access is repeated 200 times</text:p>
        </text:list-item>
        <text:list-item>
          <text:p text:style-name="P18"><text:span text:style-name="T7">For multiple clients case we ran tests with (n/2) <text:s/>simultaneous access. (n is the number of nodes in the configuration)</text:span></text:p>
        </text:list-item>
      </text:list>
      <text:p text:style-name="P13"/>
      <text:p text:style-name="P1"/>
      <text:p text:style-name="P1"/>
      <text:p text:style-name="P3">Test Case 1 : <text:s/><text:span text:style-name="T4">Relay Test Case</text:span></text:p>
      <text:p text:style-name="P5"/>
      <text:p text:style-name="P3"/>
      <text:p text:style-name="P9"><text:s/>compute-0-0 <text:span text:style-name="T6">&lt;</text:span>-----<text:span text:style-name="T6">&gt;</text:span> compute-0-1 <text:span text:style-name="T6">&lt;</text:span>-----<text:span text:style-name="T6">&gt;</text:span> compute-0-2 <text:span text:style-name="T6">&lt;</text:span>------<text:span text:style-name="T6">&gt;</text:span> compute-0-3 </text:p>
      <text:p text:style-name="P9"/>
      <text:p text:style-name="P9"/>
      <text:p text:style-name="P9"><text:s text:c="2"/>Here we try to search a file from compute-0-0 and the file should be served by </text:p>
      <text:p text:style-name="P9"><text:s text:c="2"/>compute-0-3. This is to test that the request are relayed properly. </text:p>
      <text:p text:style-name="P9"><draw:frame draw:style-name="fr1" draw:name="Object1" text:anchor-type="paragraph" svg:x="6.16cm" svg:y="1.513cm" svg:width="5.271cm" svg:height="3.089cm" draw:z-index="0"><draw:object xlink:href="./Object 1" xlink:type="simple" xlink:show="embed" xlink:actuate="onLoad"/><draw:image xlink:href="./ObjectReplacements/Object 1" xlink:type="simple" xlink:show="embed" xlink:actuate="onLoad"/></draw:frame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Multiple clients trying to fetch the file</text:p>
      <text:p text:style-name="P11"/>
      <text:p text:style-name="P4"><draw:frame draw:style-name="fr1" draw:name="Object4" text:anchor-type="paragraph" svg:x="6.16cm" svg:y="0.106cm" svg:width="5.271cm" svg:height="3.089cm" draw:z-index="1"><draw:object xlink:href="./Object 4" xlink:type="simple" xlink:show="embed" xlink:actuate="onLoad"/><draw:image xlink:href="./ObjectReplacements/Object 4" xlink:type="simple" xlink:show="embed" xlink:actuate="onLoad"/><svg:desc>OLE-object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est Case 2 : <text:s/><text:span text:style-name="T5">Star Test Case </text:span></text:p>
      <text:p text:style-name="P3"/>
      <text:p text:style-name="P12">4 Nodes : </text:p>
      <text:p text:style-name="P12"/>
      <text:p text:style-name="P12">compute-0-0 - Peers: compute-0-1, compute-0-2, compute-0-3 </text:p>
      <text:p text:style-name="P12">compute-0-1 - Peers: compute-0-0, compute-0-2, compute-0-3 </text:p>
      <text:p text:style-name="P12">compute-0-2 - Peers: compute-0-0, compute-0-1, compute-0-3 </text:p>
      <text:p text:style-name="P12"><text:soft-page-break/>compute-0-3 - Peers: compute-0-0, compute-0-1, compute-0-2 </text:p>
      <text:p text:style-name="P12"/>
      <text:p text:style-name="P1"/>
      <text:p text:style-name="P1"/>
      <text:p text:style-name="P1"/>
      <text:p text:style-name="P1"><draw:frame draw:style-name="fr1" draw:name="Object6" text:anchor-type="paragraph" svg:x="6.16cm" svg:y="0.026cm" svg:width="5.271cm" svg:height="3.089cm" draw:z-index="2"><draw:object xlink:href="./Object 6" xlink:type="simple" xlink:show="embed" xlink:actuate="onLoad"/><draw:image xlink:href="./ObjectReplacements/Object 6" xlink:type="simple" xlink:show="embed" xlink:actuate="onLoad"/><svg:desc>OLE-object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Multiple clients trying to connect</text:p>
      <text:p text:style-name="P1"/>
      <text:p text:style-name="P1"><draw:frame draw:style-name="fr1" draw:name="Object5" text:anchor-type="paragraph" svg:x="6.16cm" svg:y="0.053cm" svg:width="5.271cm" svg:height="3.089cm" draw:z-index="3"><draw:object xlink:href="./Object 5" xlink:type="simple" xlink:show="embed" xlink:actuate="onLoad"/><draw:image xlink:href="./ObjectReplacements/Object 5" xlink:type="simple" xlink:show="embed" xlink:actuate="onLoad"/><svg:desc>OLE-object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Test Case <text:span text:style-name="T3">3</text:span> : </text:p>
      <text:p text:style-name="P8"/>
      <text:p text:style-name="P10">10 Nodes : compute-0-0, compute-0-1, compute-0-2, compute-0-3, compute-0-4, compute-0-5, compute-0-6, compute-0-7, compute-0-8, compute-0-9 </text:p>
      <text:p text:style-name="P10"/>
      <text:p text:style-name="P10"><text:s text:c="4"/>compute-0-0 ------- compute-0-1 ------- compute-0-2 </text:p>
      <text:p text:style-name="P10"><text:s text:c="8"/>| <text:s text:c="31"/>| <text:s text:c="30"/>| </text:p>
      <text:p text:style-name="P10"><text:s text:c="8"/>| <text:s text:c="31"/>| <text:s text:c="30"/>| </text:p>
      <text:p text:style-name="P10"><text:s text:c="4"/>compute-0-3 ------- compute-0-4 ------- compute-0-5 </text:p>
      <text:p text:style-name="P10"><text:s text:c="8"/>| <text:s text:c="31"/>| <text:s text:c="30"/>| </text:p>
      <text:p text:style-name="P10"><text:s text:c="8"/>| <text:s text:c="31"/>| <text:s text:c="30"/>| </text:p>
      <text:p text:style-name="P10"><text:s text:c="4"/>compute-0-6 ------- compute-0-7 ------- compute-0-8 </text:p>
      <text:p text:style-name="P10"><text:s text:c="8"/>| </text:p>
      <text:p text:style-name="P10"><text:s text:c="8"/>| </text:p>
      <text:p text:style-name="P10"><text:s text:c="4"/>compute-0-9 </text:p>
      <text:p text:style-name="P6"/>
      <text:p text:style-name="P2"/>
      <text:p text:style-name="P1"><draw:frame draw:style-name="fr1" draw:name="Object7" text:anchor-type="paragraph" svg:x="6.16cm" svg:y="0.026cm" svg:width="5.271cm" svg:height="3.089cm" draw:z-index="4"><draw:object xlink:href="./Object 7" xlink:type="simple" xlink:show="embed" xlink:actuate="onLoad"/><draw:image xlink:href="./ObjectReplacements/Object 7" xlink:type="simple" xlink:show="embed" xlink:actuate="onLoad"/><svg:desc>OLE-object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2">Multiple clients trying to connect</text:p>
      <text:p text:style-name="P12"/>
      <text:p text:style-name="P12"><draw:frame draw:style-name="fr1" draw:name="Object2" text:anchor-type="paragraph" svg:x="6.16cm" svg:y="0.026cm" svg:width="5.271cm" svg:height="3.089cm" draw:z-index="5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p text:style-name="P1"/>
      <text:p text:style-name="P1"/>
      <text:p text:style-name="P1"/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letter-kerning="true" style:font-name-asian="Albany AMT1" style:font-size-asian="10.5pt" style:language-asian="zh" style:country-asian="CN" style:font-name-complex="Albany AMT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amu </meta:initial-creator>
    <meta:creation-date>2011-02-28T18:25:46</meta:creation-date>
    <meta:generator>OpenOffice.org/3.2$Linux OpenOffice.org_project/320m19$Build-9505</meta:generator>
    <dc:date>2011-03-28T20:30:11</dc:date>
    <meta:editing-duration>PT01H01M19S</meta:editing-duration>
    <meta:editing-cycles>14</meta:editing-cycles>
    <dc:creator>Sanjeev </dc:creator>
    <meta:document-statistic meta:table-count="0" meta:image-count="0" meta:object-count="6" meta:page-count="3" meta:paragraph-count="32" meta:word-count="215" meta:character-count="16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5165in"/>
    </style:style>
    <style:style style:name="co2" style:family="table-column">
      <style:table-column-properties fo:break-before="auto" style:column-width="0.6717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ce1" office:value-type="string">
            <text:p>Si. No</text:p>
          </table:table-cell>
          <table:table-cell table:style-name="ce1" office:value-type="string">
            <text:p>File Size</text:p>
          </table:table-cell>
          <table:table-cell table:style-name="ce1" office:value-type="string">
            <text:p>Time taken (seconds)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1.1K</text:p>
          </table:table-cell>
          <table:table-cell office:value-type="float" office:value="5.272">
            <text:p>5.27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2.1K</text:p>
          </table:table-cell>
          <table:table-cell office:value-type="float" office:value="5.364">
            <text:p>5.36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4.2K</text:p>
          </table:table-cell>
          <table:table-cell office:value-type="float" office:value="46.058">
            <text:p>46.058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8.3K</text:p>
          </table:table-cell>
          <table:table-cell office:value-type="float" office:value="86.746">
            <text:p>86.746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11K</text:p>
          </table:table-cell>
          <table:table-cell office:value-type="float" office:value="86.811">
            <text:p>86.81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09:3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5165in"/>
    </style:style>
    <style:style style:name="co2" style:family="table-column">
      <style:table-column-properties fo:break-before="auto" style:column-width="0.6717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ce1" office:value-type="string">
            <text:p>Si. No</text:p>
          </table:table-cell>
          <table:table-cell table:style-name="ce1" office:value-type="string">
            <text:p>File Size</text:p>
          </table:table-cell>
          <table:table-cell table:style-name="ce1" office:value-type="string">
            <text:p>Time taken (seconds)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1.1K</text:p>
          </table:table-cell>
          <table:table-cell office:value-type="float" office:value="5.272">
            <text:p>5.27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2.1K</text:p>
          </table:table-cell>
          <table:table-cell office:value-type="float" office:value="5.364">
            <text:p>5.36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4.2K</text:p>
          </table:table-cell>
          <table:table-cell office:value-type="float" office:value="46.058">
            <text:p>46.058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8.3K</text:p>
          </table:table-cell>
          <table:table-cell office:value-type="float" office:value="86.746">
            <text:p>86.746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11K</text:p>
          </table:table-cell>
          <table:table-cell office:value-type="float" office:value="86.811">
            <text:p>86.811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09:3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5165in"/>
    </style:style>
    <style:style style:name="co2" style:family="table-column">
      <style:table-column-properties fo:break-before="auto" style:column-width="0.6717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ce1" office:value-type="string">
            <text:p>Si. No</text:p>
          </table:table-cell>
          <table:table-cell table:style-name="ce1" office:value-type="string">
            <text:p>File Size</text:p>
          </table:table-cell>
          <table:table-cell table:style-name="ce1" office:value-type="string">
            <text:p>Time taken (seconds)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1.1K</text:p>
          </table:table-cell>
          <table:table-cell office:value-type="float" office:value="5.272">
            <text:p>5.27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2.1K</text:p>
          </table:table-cell>
          <table:table-cell office:value-type="float" office:value="5.364">
            <text:p>5.36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4.2K</text:p>
          </table:table-cell>
          <table:table-cell office:value-type="float" office:value="46.058">
            <text:p>46.058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8.3K</text:p>
          </table:table-cell>
          <table:table-cell office:value-type="float" office:value="86.746">
            <text:p>86.746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11K</text:p>
          </table:table-cell>
          <table:table-cell office:value-type="float" office:value="86.811">
            <text:p>86.811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09:3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5165in"/>
    </style:style>
    <style:style style:name="co2" style:family="table-column">
      <style:table-column-properties fo:break-before="auto" style:column-width="0.6717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ce1" office:value-type="string">
            <text:p>Si. No</text:p>
          </table:table-cell>
          <table:table-cell table:style-name="ce1" office:value-type="string">
            <text:p>File Size</text:p>
          </table:table-cell>
          <table:table-cell table:style-name="ce1" office:value-type="string">
            <text:p>Time taken (seconds)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1.1K</text:p>
          </table:table-cell>
          <table:table-cell office:value-type="float" office:value="5.272">
            <text:p>5.27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2.1K</text:p>
          </table:table-cell>
          <table:table-cell office:value-type="float" office:value="5.364">
            <text:p>5.36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4.2K</text:p>
          </table:table-cell>
          <table:table-cell office:value-type="float" office:value="46.058">
            <text:p>46.058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8.3K</text:p>
          </table:table-cell>
          <table:table-cell office:value-type="float" office:value="86.746">
            <text:p>86.746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11K</text:p>
          </table:table-cell>
          <table:table-cell office:value-type="float" office:value="86.811">
            <text:p>86.811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09:3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5165in"/>
    </style:style>
    <style:style style:name="co2" style:family="table-column">
      <style:table-column-properties fo:break-before="auto" style:column-width="0.6717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ce1" office:value-type="string">
            <text:p>Si. No</text:p>
          </table:table-cell>
          <table:table-cell table:style-name="ce1" office:value-type="string">
            <text:p>File Size</text:p>
          </table:table-cell>
          <table:table-cell table:style-name="ce1" office:value-type="string">
            <text:p>Time taken (seconds)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1.1K</text:p>
          </table:table-cell>
          <table:table-cell office:value-type="float" office:value="5.272">
            <text:p>5.27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2.1K</text:p>
          </table:table-cell>
          <table:table-cell office:value-type="float" office:value="5.364">
            <text:p>5.36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4.2K</text:p>
          </table:table-cell>
          <table:table-cell office:value-type="float" office:value="46.058">
            <text:p>46.058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8.3K</text:p>
          </table:table-cell>
          <table:table-cell office:value-type="float" office:value="86.746">
            <text:p>86.746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11K</text:p>
          </table:table-cell>
          <table:table-cell office:value-type="float" office:value="86.811">
            <text:p>86.811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09:3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5165in"/>
    </style:style>
    <style:style style:name="co2" style:family="table-column">
      <style:table-column-properties fo:break-before="auto" style:column-width="0.6717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ce1" office:value-type="string">
            <text:p>Si. No</text:p>
          </table:table-cell>
          <table:table-cell table:style-name="ce1" office:value-type="string">
            <text:p>File Size</text:p>
          </table:table-cell>
          <table:table-cell table:style-name="ce1" office:value-type="string">
            <text:p>Time taken (seconds)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1.1K</text:p>
          </table:table-cell>
          <table:table-cell office:value-type="float" office:value="5.272">
            <text:p>5.27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2.1K</text:p>
          </table:table-cell>
          <table:table-cell office:value-type="float" office:value="5.364">
            <text:p>5.36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4.2K</text:p>
          </table:table-cell>
          <table:table-cell office:value-type="float" office:value="46.058">
            <text:p>46.058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8.3K</text:p>
          </table:table-cell>
          <table:table-cell office:value-type="float" office:value="86.746">
            <text:p>86.746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11K</text:p>
          </table:table-cell>
          <table:table-cell office:value-type="float" office:value="86.811">
            <text:p>86.811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09:3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